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 style:parent-style-name="objectwithoutfill">
      <style:graphic-properties draw:stroke="solid" draw:stroke-dash="Fine_20_Dashed_20__28_var_29_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19cm"/>
    </style:style>
    <style:style style:name="gr6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Consolas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style:font-name="Helvetica" fo:font-size="14pt" style:font-size-asian="14pt" style:font-size-complex="14pt"/>
    </style:style>
    <style:style style:name="P5" style:family="paragraph">
      <style:paragraph-properties fo:text-align="center"/>
      <style:text-properties style:font-name="Monaco"/>
    </style:style>
    <style:style style:name="P6" style:family="paragraph">
      <style:paragraph-properties fo:text-align="center"/>
      <style:text-properties style:font-name="Monaco" fo:font-size="12pt" style:font-size-asian="12pt" style:font-size-complex="12pt"/>
    </style:style>
    <style:style style:name="P7" style:family="paragraph">
      <style:paragraph-properties fo:text-align="center"/>
      <style:text-properties style:font-name="Helvetica" fo:font-size="14pt" style:font-size-asian="14pt" style:font-size-complex="14pt"/>
    </style:style>
    <style:style style:name="T1" style:family="text">
      <style:text-properties style:font-name="Helvetica" fo:font-size="14pt" style:font-size-asian="14pt" style:font-size-complex="14pt"/>
    </style:style>
    <style:style style:name="T2" style:family="text">
      <style:text-properties style:font-name="Monaco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10.367cm" svg:height="30.459cm" svg:x="1.433cm" svg:y="5.941cm">
          <text:p/>
        </draw:rect>
        <draw:rect draw:style-name="gr2" draw:text-style-name="P2" draw:layer="layout" svg:width="8.489cm" svg:height="9.355cm" svg:x="2.372cm" svg:y="7.185cm">
          <text:p/>
        </draw:rect>
        <draw:rect draw:style-name="gr3" draw:text-style-name="P4" xml:id="id3" draw:id="id3" draw:layer="layout" svg:width="7.068cm" svg:height="2.027cm" svg:x="3.082cm" svg:y="8.244cm">
          <text:p text:style-name="P3"><text:span text:style-name="T1">Generate feature images</text:span></text:p>
          <text:p text:style-name="P3"><text:span text:style-name="T2">(createFeatureImages.sh)</text:span></text:p>
        </draw:rect>
        <draw:connector draw:style-name="gr4" draw:text-style-name="P2" draw:layer="layout" svg:x1="9.187cm" svg:y1="3.039cm" svg:x2="6.616cm" svg:y2="5.941cm" draw:start-shape="id1" draw:start-glue-point="7" draw:end-shape="id2" draw:end-glue-point="0" svg:d="m9187 3039v1452h-2571v1450" svg:viewBox="0 0 2572 2903">
          <text:p/>
        </draw:connector>
        <draw:frame draw:style-name="gr5" draw:text-style-name="P6" draw:layer="layout" svg:width="8.26cm" svg:height="0.78cm" svg:x="2.486cm" svg:y="7.264cm">
          <draw:text-box>
            <text:p text:style-name="P5"><text:span text:style-name="T2">applyTumorSegmentationModel.sh</text:span></text:p>
          </draw:text-box>
        </draw:frame>
        <draw:rect draw:style-name="gr3" draw:text-style-name="P4" xml:id="id4" draw:id="id4" draw:layer="layout" svg:width="7.061cm" svg:height="2.032cm" svg:x="3.086cm" svg:y="11.011cm">
          <text:p text:style-name="P3"><text:span text:style-name="T1">Create feature image list</text:span></text:p>
          <text:p text:style-name="P3"><text:span text:style-name="T2">(createCSVFileFromModel.R)</text:span></text:p>
        </draw:rect>
        <draw:connector draw:style-name="gr6" draw:text-style-name="P2" draw:layer="layout" draw:type="line" svg:x1="6.616cm" svg:y1="10.271cm" svg:x2="6.616cm" svg:y2="11.011cm" draw:start-shape="id3" draw:start-glue-point="2" draw:end-shape="id4" draw:end-glue-point="0" svg:d="m6616 10271v740" svg:viewBox="0 0 1 741">
          <text:p/>
        </draw:connector>
        <draw:rect draw:style-name="gr3" draw:text-style-name="P4" xml:id="id5" draw:id="id5" draw:layer="layout" svg:width="7.061cm" svg:height="2.032cm" svg:x="3.086cm" svg:y="13.911cm">
          <text:p text:style-name="P3"><text:span text:style-name="T1">Apply RF model to data</text:span></text:p>
          <text:p text:style-name="P3"><text:span text:style-name="T2">(applyModel.R)</text:span></text:p>
        </draw:rect>
        <draw:connector draw:style-name="gr6" draw:text-style-name="P2" draw:layer="layout" draw:type="line" svg:x1="6.616cm" svg:y1="13.043cm" svg:x2="6.616cm" svg:y2="13.911cm" draw:start-shape="id4" draw:start-glue-point="2" draw:end-shape="id5" draw:end-glue-point="0" svg:d="m6616 13043v868" svg:viewBox="0 0 1 869">
          <text:p/>
        </draw:connector>
        <draw:custom-shape draw:style-name="gr7" draw:text-style-name="P7" xml:id="id15" draw:id="id15" draw:layer="layout" svg:width="6.045cm" svg:height="2.032cm" svg:x="12.235cm" svg:y="12.309cm">
          <text:p text:style-name="P7"><text:span text:style-name="T1">GMM model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7" draw:text-style-name="P7" xml:id="id16" draw:id="id16" draw:layer="layout" svg:width="6.045cm" svg:height="2.032cm" svg:x="12.232cm" svg:y="25.591cm">
          <text:p text:style-name="P7"><text:span text:style-name="T1">MAP-MRF model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7" draw:text-style-name="P7" xml:id="id6" draw:id="id6" draw:layer="layout" svg:width="6.045cm" svg:height="2.032cm" svg:x="0.791cm" svg:y="1.008cm">
          <text:p text:style-name="P7"><text:span text:style-name="T1">Input MRI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7" draw:text-style-name="P7" xml:id="id1" draw:id="id1" draw:layer="layout" svg:width="6.045cm" svg:height="2.032cm" svg:x="6.78cm" svg:y="1.007cm">
          <text:p text:style-name="P7"><text:span text:style-name="T1">Symmetric template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4" draw:text-style-name="P2" draw:layer="layout" svg:x1="3.813cm" svg:y1="3.04cm" svg:x2="6.616cm" svg:y2="5.941cm" draw:start-shape="id6" draw:start-glue-point="8" draw:end-shape="id2" draw:end-glue-point="0" svg:d="m3813 3040v1451h2803v1450" svg:viewBox="0 0 2804 2902">
          <text:p/>
        </draw:connector>
        <draw:custom-shape draw:style-name="gr7" draw:text-style-name="P7" xml:id="id10" draw:id="id10" draw:layer="layout" svg:width="6.045cm" svg:height="2.032cm" svg:x="3.594cm" svg:y="17.508cm">
          <text:p text:style-name="P7"><text:span text:style-name="T1">RF voting output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rect draw:style-name="gr2" draw:text-style-name="P2" draw:layer="layout" svg:width="8.489cm" svg:height="9.355cm" svg:x="2.372cm" svg:y="20.472cm">
          <text:p/>
        </draw:rect>
        <draw:rect draw:style-name="gr3" draw:text-style-name="P4" xml:id="id7" draw:id="id7" draw:layer="layout" svg:width="7.068cm" svg:height="2.027cm" svg:x="3.082cm" svg:y="21.531cm">
          <text:p text:style-name="P3"><text:span text:style-name="T1">Generate feature images</text:span></text:p>
          <text:p text:style-name="P3"><text:span text:style-name="T2">(createFeatureImages.sh)</text:span></text:p>
        </draw:rect>
        <draw:frame draw:style-name="gr5" draw:text-style-name="P6" xml:id="id12" draw:id="id12" draw:layer="layout" svg:width="8.26cm" svg:height="0.78cm" svg:x="2.486cm" svg:y="20.551cm">
          <draw:text-box>
            <text:p text:style-name="P5"><text:span text:style-name="T2">applyTumorSegmentationModel.sh</text:span></text:p>
          </draw:text-box>
        </draw:frame>
        <draw:rect draw:style-name="gr3" draw:text-style-name="P4" xml:id="id8" draw:id="id8" draw:layer="layout" svg:width="7.061cm" svg:height="2.032cm" svg:x="3.086cm" svg:y="24.298cm">
          <text:p text:style-name="P3"><text:span text:style-name="T1">Create feature image list</text:span></text:p>
          <text:p text:style-name="P3"><text:span text:style-name="T2">(createCSVFileFromModel.R)</text:span></text:p>
        </draw:rect>
        <draw:connector draw:style-name="gr6" draw:text-style-name="P2" draw:layer="layout" draw:type="line" svg:x1="6.616cm" svg:y1="23.558cm" svg:x2="6.616cm" svg:y2="24.298cm" draw:start-shape="id7" draw:start-glue-point="2" draw:end-shape="id8" draw:end-glue-point="0" svg:d="m6616 23558v740" svg:viewBox="0 0 1 741">
          <text:p/>
        </draw:connector>
        <draw:rect draw:style-name="gr3" draw:text-style-name="P4" xml:id="id9" draw:id="id9" draw:layer="layout" svg:width="7.061cm" svg:height="2.032cm" svg:x="3.086cm" svg:y="27.198cm">
          <text:p text:style-name="P3"><text:span text:style-name="T1">Apply RF model to data</text:span></text:p>
          <text:p text:style-name="P3"><text:span text:style-name="T2">(applyModel.R)</text:span></text:p>
        </draw:rect>
        <draw:connector draw:style-name="gr6" draw:text-style-name="P2" draw:layer="layout" draw:type="line" svg:x1="6.616cm" svg:y1="26.33cm" svg:x2="6.616cm" svg:y2="27.198cm" draw:start-shape="id8" draw:start-glue-point="2" draw:end-shape="id9" draw:end-glue-point="0" svg:d="m6616 26330v868" svg:viewBox="0 0 1 869">
          <text:p/>
        </draw:connector>
        <draw:custom-shape draw:style-name="gr7" draw:text-style-name="P7" xml:id="id11" draw:id="id11" draw:layer="layout" svg:width="6.045cm" svg:height="2.032cm" svg:x="3.594cm" svg:y="30.608cm">
          <text:p text:style-name="P7"><text:span text:style-name="T1">RF voting output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rect draw:style-name="gr3" draw:text-style-name="P4" xml:id="id13" draw:id="id13" draw:layer="layout" svg:width="7.061cm" svg:height="2.032cm" svg:x="3.086cm" svg:y="33.825cm">
          <text:p text:style-name="P3"><text:span text:style-name="T1">Binary morphology</text:span></text:p>
        </draw:rect>
        <draw:connector draw:style-name="gr6" draw:text-style-name="P2" draw:layer="layout" draw:type="line" svg:x1="6.616cm" svg:y1="15.943cm" svg:x2="6.616cm" svg:y2="17.508cm" draw:start-shape="id5" draw:start-glue-point="2" draw:end-shape="id10" draw:end-glue-point="5" svg:d="m6616 15943v1565" svg:viewBox="0 0 1 1566">
          <text:p/>
        </draw:connector>
        <draw:connector draw:style-name="gr6" draw:text-style-name="P2" draw:layer="layout" draw:type="line" svg:x1="6.616cm" svg:y1="29.23cm" svg:x2="6.616cm" svg:y2="30.608cm" draw:start-shape="id9" draw:start-glue-point="2" draw:end-shape="id11" draw:end-glue-point="5" svg:d="m6616 29230v1378" svg:viewBox="0 0 1 1379">
          <text:p/>
        </draw:connector>
        <draw:connector draw:style-name="gr6" draw:text-style-name="P2" draw:layer="layout" draw:type="line" svg:x1="6.616cm" svg:y1="19.54cm" svg:x2="6.616cm" svg:y2="20.551cm" draw:start-shape="id10" draw:start-glue-point="8" draw:end-shape="id12" draw:end-glue-point="0" svg:d="m6616 19540v1011" svg:viewBox="0 0 1 1012">
          <text:p/>
        </draw:connector>
        <draw:connector draw:style-name="gr6" draw:text-style-name="P2" draw:layer="layout" draw:type="line" svg:x1="6.616cm" svg:y1="32.64cm" svg:x2="6.616cm" svg:y2="33.825cm" draw:start-shape="id11" draw:start-glue-point="8" draw:end-shape="id13" draw:end-glue-point="0" svg:d="m6616 32640v1185" svg:viewBox="0 0 1 1186">
          <text:p/>
        </draw:connector>
        <draw:custom-shape draw:style-name="gr7" draw:text-style-name="P7" xml:id="id14" draw:id="id14" draw:layer="layout" svg:width="6.045cm" svg:height="2.032cm" svg:x="3.594cm" svg:y="37.668cm">
          <text:p text:style-name="P7"><text:span text:style-name="T1">Labeled brain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onnector draw:style-name="gr6" draw:text-style-name="P2" draw:layer="layout" draw:type="line" svg:x1="6.616cm" svg:y1="35.857cm" svg:x2="6.616cm" svg:y2="37.668cm" draw:start-shape="id13" draw:start-glue-point="2" draw:end-shape="id14" draw:end-glue-point="5" svg:d="m6616 35857v1811" svg:viewBox="0 0 1 1812">
          <text:p/>
        </draw:connector>
        <draw:frame draw:style-name="gr5" draw:text-style-name="P6" draw:layer="layout" svg:width="10.909cm" svg:height="0.78cm" svg:x="1.162cm" svg:y="6.18cm">
          <draw:text-box>
            <text:p text:style-name="P5"><text:span text:style-name="T2">applytumorSegmentationModelForCohort.pl</text:span></text:p>
          </draw:text-box>
        </draw:frame>
        <draw:connector draw:style-name="gr4" draw:text-style-name="P2" draw:layer="layout" draw:line-skew="0.142cm" svg:x1="12.839cm" svg:y1="13.325cm" svg:x2="10.147cm" svg:y2="12.027cm" draw:start-shape="id15" draw:start-glue-point="6" draw:end-shape="id4" draw:end-glue-point="1" svg:d="m12839 13325h-1506v-1298h-1186" svg:viewBox="0 0 2693 1299">
          <text:p/>
        </draw:connector>
        <draw:connector draw:style-name="gr4" draw:text-style-name="P2" draw:layer="layout" draw:line-skew="0.142cm" svg:x1="12.839cm" svg:y1="13.325cm" svg:x2="10.147cm" svg:y2="14.927cm" draw:start-shape="id15" draw:start-glue-point="6" draw:end-shape="id5" svg:d="m12839 13325h-1506v1602h-1186" svg:viewBox="0 0 2693 1603">
          <text:p/>
        </draw:connector>
        <draw:connector draw:style-name="gr4" draw:text-style-name="P2" draw:layer="layout" draw:line-skew="0.341cm" svg:x1="12.836cm" svg:y1="26.607cm" svg:x2="10.227cm" svg:y2="25.187cm" draw:start-shape="id16" draw:start-glue-point="6" svg:d="m12836 26607h-1516v-1420h-1093" svg:viewBox="0 0 2610 1421">
          <text:p/>
        </draw:connector>
        <draw:connector draw:style-name="gr4" draw:text-style-name="P2" draw:layer="layout" draw:line-skew="0.131cm" svg:x1="12.232cm" svg:y1="26.607cm" svg:x2="10.147cm" svg:y2="28.214cm" draw:start-shape="id16" draw:end-shape="id9" draw:end-glue-point="1" svg:d="m12232 26607h-912v1607h-1173" svg:viewBox="0 0 2086 16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19.05cm" fo:page-height="40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holas Tustison</meta:initial-creator>
    <meta:creation-date>2012-03-23T15:50:10</meta:creation-date>
    <dc:date>2013-11-03T09:47:05.127234000</dc:date>
    <meta:editing-duration>P1DT17H26M28S</meta:editing-duration>
    <meta:editing-cycles>42</meta:editing-cycles>
    <meta:generator>LibreOffice/4.1.2.3$MacOSX_x86 LibreOffice_project/40b2d7fde7e8d2d7bc5a449dc65df4d08a7dd38</meta:generator>
    <meta:document-statistic meta:object-count="35"/>
  </office:meta>
</office:document-meta>
</file>